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8fb56" officeooo:paragraph-rsid="0018fb56" style:font-weight-asian="bold" style:font-weight-complex="bold"/>
    </style:style>
    <style:style style:name="P2" style:family="paragraph" style:parent-style-name="Standard">
      <style:paragraph-properties fo:text-align="justify" style:justify-single-word="false"/>
      <style:text-properties fo:font-weight="bold" officeooo:rsid="0018fb56" officeooo:paragraph-rsid="0018fb56" style:font-weight-asian="bold" style:font-weight-complex="bold"/>
    </style:style>
    <style:style style:name="P3" style:family="paragraph" style:parent-style-name="Standard">
      <style:paragraph-properties fo:text-align="justify" style:justify-single-word="false"/>
      <style:text-properties fo:font-weight="normal" officeooo:rsid="0018fb56" officeooo:paragraph-rsid="0018fb56" style:font-weight-asian="normal" style:font-weight-complex="normal"/>
    </style:style>
    <style:style style:name="P4" style:family="paragraph" style:parent-style-name="Standard">
      <style:paragraph-properties fo:text-align="justify" style:justify-single-word="false"/>
      <style:text-properties fo:font-weight="normal" officeooo:rsid="001d7cc8" officeooo:paragraph-rsid="001d7cc8" style:font-weight-asian="normal" style:font-weight-complex="normal"/>
    </style:style>
    <style:style style:name="P5" style:family="paragraph" style:parent-style-name="Standard">
      <style:paragraph-properties fo:text-align="justify" style:justify-single-word="false"/>
      <style:text-properties fo:font-style="italic" fo:font-weight="normal" officeooo:rsid="0018fb56" officeooo:paragraph-rsid="0018fb56" style:font-style-asian="italic" style:font-weight-asian="normal" style:font-style-complex="italic" style:font-weight-complex="normal"/>
    </style:style>
    <style:style style:name="P6" style:family="paragraph" style:parent-style-name="Standard">
      <style:paragraph-properties fo:text-align="justify" style:justify-single-word="false"/>
      <style:text-properties fo:font-style="italic" fo:font-weight="normal" officeooo:rsid="0019719c" officeooo:paragraph-rsid="0019719c" style:font-style-asian="italic" style:font-weight-asian="normal" style:font-style-complex="italic" style:font-weight-complex="normal"/>
    </style:style>
    <style:style style:name="P7" style:family="paragraph" style:parent-style-name="Standard">
      <style:paragraph-properties fo:text-align="justify" style:justify-single-word="false"/>
      <style:text-properties fo:font-style="italic" fo:font-weight="normal" officeooo:rsid="00198b8a" officeooo:paragraph-rsid="00198b8a" style:font-style-asian="italic" style:font-weight-asian="normal" style:font-style-complex="italic" style:font-weight-complex="normal"/>
    </style:style>
    <style:style style:name="P8" style:family="paragraph" style:parent-style-name="Standard">
      <style:paragraph-properties fo:text-align="justify" style:justify-single-word="false"/>
      <style:text-properties fo:font-style="normal" fo:font-weight="normal" officeooo:rsid="0018fb56" officeooo:paragraph-rsid="0018fb56"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font-style="normal" fo:font-weight="normal" officeooo:rsid="0019719c" officeooo:paragraph-rsid="0019719c"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font-style="normal" fo:font-weight="normal" officeooo:rsid="00198b8a" officeooo:paragraph-rsid="00198b8a"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tyle="normal" fo:font-weight="normal" officeooo:rsid="001b4a47" officeooo:paragraph-rsid="001b4a47"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bold" officeooo:rsid="0018fb56" officeooo:paragraph-rsid="0018fb56" style:font-style-asian="normal" style:font-weight-asian="bold" style:font-style-complex="normal" style:font-weight-complex="bold"/>
    </style:style>
    <style:style style:name="P13" style:family="paragraph" style:parent-style-name="Standard">
      <style:paragraph-properties fo:text-align="justify" style:justify-single-word="false"/>
      <style:text-properties fo:font-style="normal" fo:font-weight="bold" officeooo:rsid="0019719c" officeooo:paragraph-rsid="0019719c" style:font-style-asian="normal" style:font-weight-asian="bold" style:font-style-complex="normal" style:font-weight-complex="bold"/>
    </style:style>
    <style:style style:name="P14" style:family="paragraph" style:parent-style-name="Standard">
      <style:paragraph-properties fo:text-align="justify" style:justify-single-word="false"/>
      <style:text-properties fo:font-style="normal" fo:font-weight="bold" officeooo:rsid="00198b8a" officeooo:paragraph-rsid="00198b8a" style:font-style-asian="normal" style:font-weight-asian="bold" style:font-style-complex="normal" style:font-weight-complex="bold"/>
    </style:style>
    <style:style style:name="T1" style:family="text">
      <style:text-properties officeooo:rsid="0019719c"/>
    </style:style>
    <style:style style:name="T2" style:family="text">
      <style:text-properties officeooo:rsid="00198b8a"/>
    </style:style>
    <style:style style:name="T3" style:family="text">
      <style:text-properties officeooo:rsid="001b4a47"/>
    </style:style>
    <style:style style:name="T4"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A879 </text:p>
      <text:p text:style-name="P1">DISTRIBUINDO SEU CÓDIGO</text:p>
      <text:p text:style-name="P3"/>
      <text:p text:style-name="P4">A Crônica da Distribuição de Código</text:p>
      <text:p text:style-name="P4"/>
      <text:p text:style-name="P4">Escrever programas de computador é indiscutivelmente uma parte importante de vários tipos de projetos ligados à engenharia. Uma outra característica de programas de computador é que eles são abstratos e difíceis de fazer, e é comum que um programador passe muito tempo depurando código e encontrando soluções para bugs relevantes, porém obscuros. Também, costuma ser difícil implementar soluções otimizadas para problemas muito comuns (por exemplo: multiplicar matrizes), especialmente se levarmos em consideração todas as variações do hardware (frequência do clock, tamanho da cache, disponibilidade de GPU, etc.) e do programa em questão (por exemplo, a ordem de resolução de uma cadeia de multiplicações matriciais ou as propriedades de esparsidade das matrizes).</text:p>
      <text:p text:style-name="P4"/>
      <text:p text:style-name="P4">Uma possível maneira de amenizar essa situação é encontrar equipes específicas para trabalhar com problemas pontuais e comuns a várias situações. Essas equipes são responsáveis por produzir código de computador <text:span text:style-name="T4">reaproveitável</text:span>, isto é, que pode ser usado em diversos contextos. As equipes podem ser internas à uma empresa (como os times de I.A. do Google), podem produzir trechos de códigos que podem ser vendidos e incorporados a outros programas (produzindo bibliotecas como o Armadillo) ou, talvez, possam produzir linguagens de programação inteiramente voltadas a fins específicos (como MatLab e R).</text:p>
      <text:p text:style-name="P4"/>
      <text:p text:style-name="P4">Nesta aula, estudaremos alguns ponteiros elementares sobre como produzir e distribuir bibliotecas em C e, ao mesmo tempo, proteger a propriedade intelectual dos algoritmos que forem implementados nela.</text:p>
      <text:p text:style-name="P2"/>
      <text:p text:style-name="P2">Exercício 1</text:p>
      <text:p text:style-name="P5">Objetivos: entender o que é um header file e entender sua diferença em relação à implementação</text:p>
      <text:p text:style-name="P8"/>
      <text:p text:style-name="P8">Os seguintes arquivos estão no mesmo diretório em um computador:</text:p>
      <text:p text:style-name="P8"/>
      <text:p text:style-name="P8">/* interface.h */</text:p>
      <text:p text:style-name="P8">#ifndef INTERFACE_H</text:p>
      <text:p text:style-name="P8">#define INTERFACE_H</text:p>
      <text:p text:style-name="P8">void imprimir();</text:p>
      <text:p text:style-name="P8">#endif</text:p>
      <text:p text:style-name="P8"/>
      <text:p text:style-name="P8">/* interface01.c */</text:p>
      <text:p text:style-name="P8">#include “interface.h”</text:p>
      <text:p text:style-name="P8">void imprimir() {</text:p>
      <text:p text:style-name="P8"><text:s text:c="2"/>printf(“01\n”);</text:p>
      <text:p text:style-name="P8">}</text:p>
      <text:p text:style-name="P8"/>
      <text:p text:style-name="P8">/* interface02.c */</text:p>
      <text:p text:style-name="P8">#include “interface.h”</text:p>
      <text:p text:style-name="P8">void imprimir() {</text:p>
      <text:p text:style-name="P8"><text:s text:c="2"/>printf(“02\n”);</text:p>
      <text:p text:style-name="P8">}</text:p>
      <text:p text:style-name="P8"/>
      <text:p text:style-name="P8">/* main.c */</text:p>
      <text:p text:style-name="P8">#include “interface.h”</text:p>
      <text:p text:style-name="P8"><text:soft-page-break/>int main() {</text:p>
      <text:p text:style-name="P8"><text:s text:c="2"/>imprimir();</text:p>
      <text:p text:style-name="P8"><text:s text:c="2"/>return 0;</text:p>
      <text:p text:style-name="P8">}</text:p>
      <text:p text:style-name="P8"/>
      <text:p text:style-name="P8">a) O que deverá ser impresso na tela ao digitar os comandos:</text:p>
      <text:p text:style-name="P8">gcc -omain main.c interface01.c</text:p>
      <text:p text:style-name="P8">./main</text:p>
      <text:p text:style-name="P8">b) O que deverá ser impresso na tela ao digitar os comandos:</text:p>
      <text:p text:style-name="P8">gcc -omain main.c interface02.c</text:p>
      <text:p text:style-name="P8">./main</text:p>
      <text:p text:style-name="P8">c) Por que a saída muda sem que tenha havido modificação no programa?</text:p>
      <text:p text:style-name="P8">d) Que informação, contida em interface.h, deve permanecer estática mesmo que interface01.c seja trocado por interface02.c?</text:p>
      <text:p text:style-name="P8">e) Onde a função imprimir() é definida? Onde ela é implementada?</text:p>
      <text:p text:style-name="P8"/>
      <text:p text:style-name="P12">Exercício 2</text:p>
      <text:p text:style-name="P5">Objetivo: entender <text:span text:style-name="T1">como um header file organizado funciona</text:span></text:p>
      <text:p text:style-name="P5"/>
      <text:p text:style-name="P9">Considere o header file abaixo:</text:p>
      <text:p text:style-name="P9">void inicializar_vetor(int *vetor, unsigned int tamanho);</text:p>
      <text:p text:style-name="P9">float media(int *vetor, unsigned int tamanho);</text:p>
      <text:p text:style-name="P9">float variancia(int *vetor, unsigned int tamanho);</text:p>
      <text:p text:style-name="P8"/>
      <text:p text:style-name="P9">a) O que cada uma das funções faz?</text:p>
      <text:p text:style-name="P9">b) O que seus parâmetros significam?</text:p>
      <text:p text:style-name="P9">c) O que as funções media e variancia retornam?</text:p>
      <text:p text:style-name="P9"/>
      <text:p text:style-name="P13">Exercício 3</text:p>
      <text:p text:style-name="P6">Objetivo: entender o impacto de um header file desorganizado</text:p>
      <text:p text:style-name="P9">void f0(int *M, unsigned int N);</text:p>
      <text:p text:style-name="P9">float m1(int *k, unsigned int M);</text:p>
      <text:p text:style-name="P9">float m2(unsigned int a, int *x);</text:p>
      <text:p text:style-name="P9"/>
      <text:p text:style-name="P9">a) Esse header file poderia se relacionar às mesmas funcionalidades vistas no exercício 2?</text:p>
      <text:p text:style-name="P9">b) Quais são os aspectos destas definições que a tornam mais difícil de entender?</text:p>
      <text:p text:style-name="P9"/>
      <text:p text:style-name="P13">Exercício 4</text:p>
      <text:p text:style-name="P6">Objetivo: entender como usar void * para persistência de dados</text:p>
      <text:p text:style-name="P9"/>
      <text:p text:style-name="P10">Considere o código abaixo:</text:p>
      <text:p text:style-name="P9"/>
      <text:p text:style-name="P9">/* <text:span text:style-name="T2">retangulos.c */</text:span></text:p>
      <text:p text:style-name="P9"/>
      <text:p text:style-name="P10">typedef struct {</text:p>
      <text:p text:style-name="P10"><text:s text:c="2"/>float largura, float altura;</text:p>
      <text:p text:style-name="P10">} retangulo, *Retangulo;</text:p>
      <text:p text:style-name="P9"/>
      <text:p text:style-name="P10">void *retangulo_novo(float largura, float altura) {</text:p>
      <text:p text:style-name="P10"><text:s text:c="2"/>Retangulo r = (Retangulo) malloc(sizeof(retangulo));</text:p>
      <text:p text:style-name="P10"><text:s text:c="2"/>r-&gt; largura = largura;</text:p>
      <text:p text:style-name="P10"><text:s text:c="2"/>r-&gt; altura = altura;</text:p>
      <text:p text:style-name="P10"><text:soft-page-break/><text:s text:c="2"/>return (void *) r;</text:p>
      <text:p text:style-name="P10">}</text:p>
      <text:p text:style-name="P10"/>
      <text:p text:style-name="P10">float retangulo_area(void *ret) {</text:p>
      <text:p text:style-name="P10"><text:s text:c="2"/>Retangulo r = (Retangulo) ret;</text:p>
      <text:p text:style-name="P10"><text:s text:c="2"/>return r-&gt;largura * r-&gt; altura;</text:p>
      <text:p text:style-name="P10">}</text:p>
      <text:p text:style-name="P10"/>
      <text:p text:style-name="P10">a) Em que região da memória (pilha ou heap) os dados de um retângulo são armazenados?</text:p>
      <text:p text:style-name="P10">b) Como a função retangulo_area() “sabe” de qual retângulo deve calcular a área?</text:p>
      <text:p text:style-name="P10">c) Por que o typecasting de void* para Retangulo é válido?</text:p>
      <text:p text:style-name="P10"/>
      <text:p text:style-name="P14">Exercício 5</text:p>
      <text:p text:style-name="P7">Objetivo: entender como funcionam bibliotecas pré-compiladas estáticas</text:p>
      <text:p text:style-name="P10"/>
      <text:p text:style-name="P10">Suponha que estamos fazendo uma biblioteca com algoritmos para calcular a área de retângulos. A implementação dela é mostrada no exercício 4. </text:p>
      <text:p text:style-name="P10">a) Como deve ser o header file retangulos.h?</text:p>
      <text:p text:style-name="P10">b) É necessário definir a struct retangulo no header file?</text:p>
      <text:p text:style-name="P10">c) Assista à demonstração de pré-compilação. No caso da distribuição pré-compilada, o cliente é capaz de visualizar a interface (ou seja, os cabeçalhos das funções)? Ele é capaz de visualizar a implementação?</text:p>
      <text:p text:style-name="P10"/>
      <text:p text:style-name="P14">Exercício 5</text:p>
      <text:p text:style-name="P7">Objetivo: entender como funcionam bibliotecas pré-compiladas dinâmicas</text:p>
      <text:p text:style-name="P10"/>
      <text:p text:style-name="P10">A Lenda da Biblioteca Dinâmica</text:p>
      <text:p text:style-name="P10">Bibliotecas estáticas são “unidas” ao código fonte durante a compilação do programa. Diferente delas, as bibliotecas dinâmicas são encontradas durante a execução de um programa. Isso permite que pequenos trechos do programa sejam trocados sem que seja necessário re-compilar o programa inteiro, o que possibilita, por exemplo, atualizações automáticas de partes compiladas de um programa (como as atualizações de segurança do Windows). Bibliotecas dinâmicas, porém, precisam ser compiladas com algum cuidado. Em especial, devem ser compiladas usando código independente de posição (Position Independent Code – PIC). <text:span text:style-name="T3">O compilador deve ser “avisado” disso, e, quando estiver compilando o programa principal, o compilador também deve ser “avisado” de que deve procurar as implementações de algumas funções em um arquivo separado, usando a flag -l (e por isso usamos flags como -lpthread, -ll, etc).</text:span></text:p>
      <text:p text:style-name="P10"/>
      <text:p text:style-name="P11">Gostaríamos de fazer um programa com os seguintes requisitos:</text:p>
      <text:p text:style-name="P11">a) Ele calcula a área de um retângulo com um algoritmo secreto patenteado,</text:p>
      <text:p text:style-name="P11">b) Precisamos enviar uma demonstração de interface homem-computador ao cliente, mas o cliente se encarregará de modificar sua interface mais tarde,</text:p>
      <text:p text:style-name="P11">c) Gostaríamos de poder enviar atualizações de nosso algoritmo ao cliente sem que ele tenha que re-compilar seu próprio programa.</text:p>
      <text:p text:style-name="P11"/>
      <text:p text:style-name="P11">Nesse caso, quais arquivos devemos distribuir e qual deve ser o conteúdo de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5:03:01.588377018</meta:creation-date>
    <dc:date>2017-11-16T10:04:22.640462283</dc:date>
    <meta:editing-duration>P1DT18H36M20S</meta:editing-duration>
    <meta:editing-cycles>3</meta:editing-cycles>
    <meta:generator>LibreOffice/5.1.6.2$Linux_X86_64 LibreOffice_project/10m0$Build-2</meta:generator>
    <meta:document-statistic meta:table-count="0" meta:image-count="0" meta:object-count="0" meta:page-count="3" meta:paragraph-count="90" meta:word-count="905" meta:character-count="5972" meta:non-whitespace-character-count="5132"/>
  </office:meta>
</office:document-meta>
</file>